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25-01-02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24-01-0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23-01-03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22-01-04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21-01-04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20-01-0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9-01-0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8-01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7-01-04 19:3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6-01-03 21:3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5-01-02 22:3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2-01-03 21:38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1-01-03 21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10-01-02 22:2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9-01-05 14:2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8-01-04 14:0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7-04-03 14:1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6-01-05 15:4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5-01-09 23:1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4-01-02 21:1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3-01-06 21:19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2-01-03 22:1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1-01-03 19:0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2000-01-04 21:4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9-01-21 00:0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9-01-03 21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8-01-03 23:5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7-01-04 22:3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541012914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